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cebfb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4042"/>
    </style:style>
    <style:style style:name="T3" style:family="text">
      <style:text-properties officeooo:rsid="00806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-Kontynuuj kurs na pierwszybiznes.org</text:p>
      <text:p text:style-name="P3"><text:span text:style-name="T1">COORUTINE_</text:span>TASK: - Poszerzanie wiedzy</text:p>
      <text:p text:style-name="P1">-<text:span text:style-name="T3">Wprowadzaj w życie. <text:line-break/>-Biznes to działan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2T21:12:21.439450967</dc:date>
    <meta:editing-duration>P1DT6H20M15S</meta:editing-duration>
    <meta:editing-cycles>82</meta:editing-cycles>
    <meta:document-statistic meta:table-count="0" meta:image-count="0" meta:object-count="0" meta:page-count="1" meta:paragraph-count="3" meta:word-count="14" meta:character-count="120" meta:non-whitespace-character-count="108"/>
  </office:meta>
</office:document-meta>
</file>